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3268*"/>
    </style:style>
    <style:style style:name="Table88.B" style:family="table-column">
      <style:table-column-properties style:column-width="4.8111in" style:rel-column-width="692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3268*"/>
    </style:style>
    <style:style style:name="Table89.B" style:family="table-column">
      <style:table-column-properties style:column-width="4.8111in" style:rel-column-width="692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3248*"/>
    </style:style>
    <style:style style:name="Table90.B" style:family="table-column">
      <style:table-column-properties style:column-width="4.825in" style:rel-column-width="694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2" style:family="table">
      <style:table-properties style:width="7.0833in" fo:margin-left="0in" fo:margin-right="-0.0028in" table:align="margins"/>
    </style:style>
    <style:style style:name="Table92.A" style:family="table-column">
      <style:table-column-properties style:column-width="0.2063in" style:rel-column-width="297*"/>
    </style:style>
    <style:style style:name="Table92.C" style:family="table-column">
      <style:table-column-properties style:column-width="0.2299in" style:rel-column-width="331*"/>
    </style:style>
    <style:style style:name="Table92.D" style:family="table-column">
      <style:table-column-properties style:column-width="0.1785in" style:rel-column-width="257*"/>
    </style:style>
    <style:style style:name="Table92.E" style:family="table-column">
      <style:table-column-properties style:column-width="1.4833in" style:rel-column-width="2136*"/>
    </style:style>
    <style:style style:name="Table92.F" style:family="table-column">
      <style:table-column-properties style:column-width="4.7792in" style:rel-column-width="6882*"/>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style:font-name="Courier New" fo:font-weight="bold" style:font-weight-asian="bold" style:font-weight-complex="bold"/>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4" style:family="paragraph" style:parent-style-name="Table_20_Contents">
      <style:text-properties fo:color="#808080" fo:font-size="10pt"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style:font-name="Arial Black" fo:font-size="10pt" style:font-size-asian="10pt" style:font-size-complex="10pt"/>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1" style:family="paragraph" style:parent-style-name="Table_20_Contents">
      <style:text-properties style:use-window-font-color="true" fo:font-size="10pt" style:font-size-asian="10pt" style:font-size-complex="10pt"/>
    </style:style>
    <style:style style:name="P32" style:family="paragraph" style:parent-style-name="Table_20_Contents">
      <style:paragraph-properties fo:text-align="center" style:justify-single-word="false"/>
      <style:text-properties fo:font-style="italic" style:font-style-asian="italic" style:font-style-complex="italic"/>
    </style:style>
    <style:style style:name="P33" style:family="paragraph" style:parent-style-name="Code">
      <style:text-properties fo:font-size="12pt" fo:font-weight="bold" style:font-size-asian="12pt" style:font-weight-asian="bold" style:font-size-complex="12pt" style:font-weight-complex="bold"/>
    </style:style>
    <style:style style:name="P34" style:family="paragraph" style:parent-style-name="Code">
      <style:paragraph-properties fo:text-align="justify" style:justify-single-word="false"/>
    </style:style>
    <style:style style:name="P35" style:family="paragraph" style:parent-style-name="Code">
      <style:text-properties style:font-name="Times New Roman" fo:font-size="14pt" style:font-name-asian="SimSun" style:font-size-asian="14pt" style:font-name-complex="Mangal" style:font-size-complex="14pt"/>
    </style:style>
    <style:style style:name="P36" style:family="paragraph" style:parent-style-name="Code">
      <style:text-properties style:text-underline-style="solid" style:text-underline-width="auto" style:text-underline-color="font-color" fo:font-weight="bold" style:font-weight-asian="bold" style:font-weight-complex="bold"/>
    </style:style>
    <style:style style:name="P37" style:family="paragraph" style:parent-style-name="Code">
      <style:text-properties style:text-underline-style="none"/>
    </style:style>
    <style:style style:name="P38" style:family="paragraph" style:parent-style-name="Text_20_body">
      <style:paragraph-properties fo:break-before="page"/>
    </style:style>
    <style:style style:name="P39" style:family="paragraph" style:parent-style-name="Heading_20_1">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7.0602in" style:type="right" style:leader-style="dotted" style:leader-text="."/>
        </style:tab-stops>
      </style:paragraph-properties>
    </style:style>
    <style:style style:name="P43" style:family="paragraph" style:parent-style-name="Contents_20_2">
      <style:paragraph-properties>
        <style:tab-stops>
          <style:tab-stop style:position="6.8839in" style:type="right"/>
        </style:tab-stops>
      </style:paragraph-properties>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fo:font-weight="bold" style:font-weight-asian="bold" style:font-weight-complex="bold"/>
    </style:style>
    <style:style style:name="P46" style:family="paragraph" style:parent-style-name="Table_20_Contents">
      <style:text-properties fo:font-size="12pt" fo:font-weight="bold"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49" style:family="paragraph" style:parent-style-name="Table_20_Contents">
      <style:text-properties fo:color="#808080" fo:font-size="10pt" style:font-size-asian="10pt" style:font-size-complex="10pt"/>
    </style:style>
    <style:style style:name="P50" style:family="paragraph" style:parent-style-name="Index_20_1">
      <style:paragraph-properties>
        <style:tab-stops>
          <style:tab-stop style:position="7.0807in" style:type="right"/>
        </style:tab-stops>
      </style:paragraph-properties>
    </style:style>
    <style:style style:name="P51" style:family="paragraph" style:parent-style-name="Index_20_Separator">
      <style:paragraph-properties>
        <style:tab-stops/>
      </style:paragraph-properties>
    </style:style>
    <style:style style:name="P52" style:family="paragraph" style:parent-style-name="Text_20_body" style:master-page-name="Standard">
      <style:paragraph-properties style:page-number="auto"/>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paragraph-properties fo:text-align="justify" style:justify-single-word="false"/>
    </style:style>
    <style:style style:name="P56" style:family="paragraph" style:parent-style-name="Text_20_body" style:list-style-name="L3">
      <style:paragraph-properties fo:text-align="justify" style:justify-single-word="false"/>
    </style:style>
    <style:style style:name="P57" style:family="paragraph" style:parent-style-name="Text_20_body" style:list-style-name="L5">
      <style:paragraph-properties fo:text-align="justify" style:justify-single-word="false"/>
    </style:style>
    <style:style style:name="P58" style:family="paragraph" style:parent-style-name="Text_20_body" style:list-style-name="L1">
      <style:paragraph-properties fo:text-align="justify" style:justify-single-word="false"/>
    </style:style>
    <style:style style:name="P59" style:family="paragraph" style:parent-style-name="Text_20_body" style:list-style-name="L8">
      <style:paragraph-properties fo:text-align="justify" style:justify-single-word="false"/>
    </style:style>
    <style:style style:name="P60" style:family="paragraph" style:parent-style-name="Text_20_body" style:list-style-name="L10">
      <style:paragraph-properties fo:text-align="justify" style:justify-single-word="false"/>
    </style:style>
    <style:style style:name="P61" style:family="paragraph" style:parent-style-name="Text_20_body" style:list-style-name="L11">
      <style:paragraph-properties fo:text-align="justify" style:justify-single-word="false"/>
    </style:style>
    <style:style style:name="P62" style:family="paragraph" style:parent-style-name="Text_20_body" style:list-style-name="L13">
      <style:paragraph-properties fo:text-align="justify" style:justify-single-word="false"/>
    </style:style>
    <style:style style:name="P63" style:family="paragraph" style:parent-style-name="Text_20_body" style:list-style-name="L14">
      <style:paragraph-properties fo:text-align="justify" style:justify-single-word="false"/>
    </style:style>
    <style:style style:name="P64" style:family="paragraph" style:parent-style-name="Text_20_body" style:list-style-name="L15">
      <style:paragraph-properties fo:text-align="justify" style:justify-single-word="false"/>
    </style:style>
    <style:style style:name="P65" style:family="paragraph" style:parent-style-name="Text_20_body" style:list-style-name="L16">
      <style:paragraph-properties fo:text-align="justify" style:justify-single-word="false"/>
    </style:style>
    <style:style style:name="P66" style:family="paragraph" style:parent-style-name="Text_20_body" style:list-style-name="L17">
      <style:paragraph-properties fo:text-align="justify" style:justify-single-word="false"/>
    </style:style>
    <style:style style:name="P67" style:family="paragraph" style:parent-style-name="Text_20_body" style:list-style-name="L18">
      <style:paragraph-properties fo:text-align="justify" style:justify-single-word="false"/>
    </style:style>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9"/>
    <style:style style:name="P73" style:family="paragraph" style:parent-style-name="Text_20_body" style:list-style-name="L12"/>
    <style:style style:name="P7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75" style:family="paragraph" style:parent-style-name="Text_20_body">
      <style:text-properties fo:color="#e6e6e6"/>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March 26, 2015</text:p>
      <text:p text:style-name="P2">Covering fOOrth version 0.0.3</text:p>
      <text:p text:style-name="P2">Status: Unpublished.</text:p>
      <text:p text:style-name="Text_20_body"/>
      <text:p text:style-name="Text_20_body"/>
      <text:p text:style-name="Text_20_body"/>
      <text:p text:style-name="P38"/>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1">Table of Contents</text:p>
          </text:index-title>
          <text:p text:style-name="P42">The MIT License (MIT).<text:tab/>5</text:p>
          <text:p text:style-name="P42">Introduction<text:tab/>6</text:p>
          <text:p text:style-name="P43">About the name fOOrth<text:tab/>6</text:p>
          <text:p text:style-name="P43">How fOOrth came to be<text:tab/>6</text:p>
          <text:p text:style-name="P43">Goals and Principles<text:tab/>7</text:p>
          <text:p text:style-name="P43">Report Card<text:tab/>8</text:p>
          <text:p text:style-name="P43">Special Note of Thanks<text:tab/>9</text:p>
          <text:p text:style-name="P42">Installation<text:tab/>10</text:p>
          <text:p text:style-name="P43">Ruby<text:tab/>10</text:p>
          <text:p text:style-name="P43">fOOrth<text:tab/>10</text:p>
          <text:p text:style-name="P43">Running fOOrth<text:tab/>11</text:p>
          <text:p text:style-name="P43">Source Archive<text:tab/>11</text:p>
          <text:p text:style-name="P42">First Steps<text:tab/>12</text:p>
          <text:p text:style-name="P42">The Syntax and Style of fOOrth<text:tab/>14</text:p>
          <text:p text:style-name="P43">Syntax<text:tab/>14</text:p>
          <text:p text:style-name="P43">Spaces<text:tab/>14</text:p>
          <text:p text:style-name="P43">Comments<text:tab/>14</text:p>
          <text:p text:style-name="P43">String Literals<text:tab/>14</text:p>
          <text:p text:style-name="P43">Numeric Literals<text:tab/>15</text:p>
          <text:p text:style-name="P42">A fOOrth Calculator<text:tab/>16</text:p>
          <text:p text:style-name="P43">The Basics<text:tab/>16</text:p>
          <text:p text:style-name="P43">Stack Manipulation<text:tab/>17</text:p>
          <text:p text:style-name="P43">Programming<text:tab/>19</text:p>
          <text:p text:style-name="P43">Control Structures<text:tab/>20</text:p>
          <text:p text:style-name="P43">Data Memory<text:tab/>24</text:p>
          <text:p text:style-name="P42">Data Storage in fOOrth<text:tab/>25</text:p>
          <text:p text:style-name="P43">Typing<text:tab/>25</text:p>
          <text:p text:style-name="P43">Declarations<text:tab/>25</text:p>
          <text:p text:style-name="P43">Scoping<text:tab/>25</text:p>
          <text:p text:style-name="P43">Referencing<text:tab/>26</text:p>
          <text:p text:style-name="P43">Mutation<text:tab/>27</text:p>
          <text:p text:style-name="P42">Cloning Data<text:tab/>29</text:p>
          <text:p text:style-name="P43">Deep vs Shallow Copy<text:tab/>29</text:p>
          <text:p text:style-name="P43">Permissive Copying<text:tab/>31</text:p>
          <text:p text:style-name="P42">The Class Tree<text:tab/>32</text:p>
          <text:p text:style-name="P43">A Brief Overview<text:tab/>32</text:p>
          <text:p text:style-name="P42">Method Mapping<text:tab/>34</text:p>
          <text:p text:style-name="P42">Routing<text:tab/>35</text:p>
          <text:p text:style-name="P43">Routing Internals<text:tab/>36</text:p>
          <text:p text:style-name="P42">Handling Exceptions<text:tab/>38</text:p>
          <text:p text:style-name="P43">Handling Errors<text:tab/>38</text:p>
          <text:p text:style-name="P43">fOOrth Native Exception Codes:<text:tab/>38</text:p>
          <text:p text:style-name="P43">Ruby Mapped Exception Codes<text:tab/>39</text:p>
          <text:p text:style-name="P42">Array<text:tab/>40</text:p>
          <text:p text:style-name="P43">Array Literals<text:tab/>40</text:p>
          <text:p text:style-name="P43">Class Methods<text:tab/>41</text:p>
          <text:p text:style-name="P43">Instance Methods<text:tab/>42</text:p>
          <text:p text:style-name="P43">See Also<text:tab/>50</text:p>
          <text:p text:style-name="P42">Class<text:tab/>51</text:p>
          <text:p text:style-name="P43">Instance Methods<text:tab/>51</text:p>
          <text:p text:style-name="P43">See Also<text:tab/>51</text:p>
          <text:p text:style-name="P42">Complex<text:tab/>52</text:p>
          <text:p text:style-name="P43">Complex Literals<text:tab/>52</text:p>
          <text:p text:style-name="P43">Instance Methods<text:tab/>53</text:p>
          <text:p text:style-name="P43">Instance Stubs<text:tab/>53</text:p>
          <text:p text:style-name="P43">See Also<text:tab/>53</text:p>
          <text:p text:style-name="P42">Exception<text:tab/>54</text:p>
          <text:p text:style-name="P42">FalseClass<text:tab/>55</text:p>
          <text:p text:style-name="P43">Instance Methods<text:tab/>55</text:p>
          <text:p text:style-name="P43">See Also<text:tab/>55</text:p>
          <text:p text:style-name="P42">Float<text:tab/>57</text:p>
          <text:p text:style-name="P43">Float Literals<text:tab/>57</text:p>
          <text:p text:style-name="P43">See Also<text:tab/>57</text:p>
          <text:p text:style-name="P42">Hash<text:tab/>58</text:p>
          <text:p text:style-name="P43">Hash Literals<text:tab/>58</text:p>
          <text:p text:style-name="P43">Instance Methods<text:tab/>58</text:p>
          <text:p text:style-name="P43">See Also<text:tab/>58</text:p>
          <text:p text:style-name="P42">InStream<text:tab/>59</text:p>
          <text:p text:style-name="P43">Class Methods<text:tab/>59</text:p>
          <text:p text:style-name="P43">Instance Methods<text:tab/>59</text:p>
          <text:p text:style-name="P43">Class Stubs<text:tab/>59</text:p>
          <text:p text:style-name="P43">See Also<text:tab/>59</text:p>
          <text:p text:style-name="P42">Integer<text:tab/>60</text:p>
          <text:p text:style-name="P43">Integer Literals<text:tab/>60</text:p>
          <text:p text:style-name="P43">Instance Methods<text:tab/>60</text:p>
          <text:p text:style-name="P43">See Also<text:tab/>61</text:p>
          <text:p text:style-name="P42">MaxNumeric<text:tab/>62</text:p>
          <text:p text:style-name="P43">MaxNumeric Literals<text:tab/>62</text:p>
          <text:p text:style-name="P43">Instance Methods<text:tab/>62</text:p>
          <text:p text:style-name="P42">MinNumeric<text:tab/>63</text:p>
          <text:p text:style-name="P43">Min Numeric Literals<text:tab/>63</text:p>
          <text:p text:style-name="P43">Instance Methods<text:tab/>63</text:p>
          <text:p text:style-name="P42">NilClass<text:tab/>64</text:p>
          <text:p text:style-name="P43">Instance Methods<text:tab/>64</text:p>
          <text:p text:style-name="P43"><text:soft-page-break/>See Also<text:tab/>64</text:p>
          <text:p text:style-name="P42">Numeric<text:tab/>65</text:p>
          <text:p text:style-name="P43">Instance Methods<text:tab/>65</text:p>
          <text:p text:style-name="P43">See Also<text:tab/>67</text:p>
          <text:p text:style-name="P42">Object<text:tab/>68</text:p>
          <text:p text:style-name="P43">Instance Methods<text:tab/>68</text:p>
          <text:p text:style-name="P43">See Also<text:tab/>77</text:p>
          <text:p text:style-name="P42">OutStream<text:tab/>78</text:p>
          <text:p text:style-name="P43">Class Methods<text:tab/>78</text:p>
          <text:p text:style-name="P43">Instance Methods<text:tab/>78</text:p>
          <text:p text:style-name="P43">Class Stubs<text:tab/>78</text:p>
          <text:p text:style-name="P43">See Also<text:tab/>79</text:p>
          <text:p text:style-name="P42">Procedure<text:tab/>80</text:p>
          <text:p text:style-name="P43">Procedure Literals<text:tab/>80</text:p>
          <text:p text:style-name="P43">Instance Methods<text:tab/>80</text:p>
          <text:p text:style-name="P43">See Also<text:tab/>80</text:p>
          <text:p text:style-name="P42">Queue<text:tab/>81</text:p>
          <text:p text:style-name="P43">Instance Methods<text:tab/>81</text:p>
          <text:p text:style-name="P43">See Also<text:tab/>81</text:p>
          <text:p text:style-name="P42">Rational<text:tab/>82</text:p>
          <text:p text:style-name="P43">Rational Literals<text:tab/>82</text:p>
          <text:p text:style-name="P43">Instance Methods<text:tab/>82</text:p>
          <text:p text:style-name="P43">See Also<text:tab/>83</text:p>
          <text:p text:style-name="P42">Stack<text:tab/>84</text:p>
          <text:p text:style-name="P43">Instance Methods<text:tab/>84</text:p>
          <text:p text:style-name="P43">See Also<text:tab/>84</text:p>
          <text:p text:style-name="P42">String<text:tab/>85</text:p>
          <text:p text:style-name="P43">String Literals<text:tab/>85</text:p>
          <text:p text:style-name="P43">Instance Methods<text:tab/>85</text:p>
          <text:p text:style-name="P43">See Also<text:tab/>86</text:p>
          <text:p text:style-name="P42">Thread<text:tab/>87</text:p>
          <text:p text:style-name="P43">Class Methods<text:tab/>87</text:p>
          <text:p text:style-name="P43">Instance Methods<text:tab/>87</text:p>
          <text:p text:style-name="P43">See Also<text:tab/>87</text:p>
          <text:p text:style-name="P42">TrueClass<text:tab/>88</text:p>
          <text:p text:style-name="P43">See Also<text:tab/>88</text:p>
          <text:p text:style-name="P42">VirtualMachine<text:tab/>89</text:p>
          <text:p text:style-name="P43">Instance Methods<text:tab/>89</text:p>
          <text:p text:style-name="P43">Commands<text:tab/>91</text:p>
          <text:p text:style-name="P43">See Also<text:tab/>92</text:p>
          <text:p text:style-name="P42">Appendix A – Symbol Glossary<text:tab/>93</text:p>
          <text:p text:style-name="P42">Appendix B – Regular Expressions<text:tab/>95</text:p>
          <text:p text:style-name="P42">Edit History:<text:tab/>98</text:p>
        </text:index-body>
      </text:table-of-content>
      <text:p text:style-name="Text_20_body"/>
      <text:h text:style-name="P40"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9"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605487301365304681" text:style-name="L1">
        <text:list-item>
          <text:p text:style-name="P53">A Simple, Easy-to-Understand syntax that is none the less, Expressive and Compact:</text:p>
        </text:list-item>
      </text:list>
      <text:list xml:id="list2081476250298872438" text:style-name="L2">
        <text:list-item>
          <text:list>
            <text:list-item>
              <text:p text:style-name="P54">Source code in fOOrth is free-form with no line oriented limitations or rules.</text:p>
            </text:list-item>
            <text:list-item>
              <text:p text:style-name="P54">Support is given to the easy representation of common literal data such as strings, integers, floating point numbers, rational numbers, and complex numbers.</text:p>
            </text:list-item>
          </text:list>
        </text:list-item>
      </text:list>
      <text:list xml:id="list33594276" text:continue-list="list2605487301365304681" text:style-name="L1">
        <text:list-item>
          <text:p text:style-name="P53">Safe Data and Data Structures:</text:p>
        </text:list-item>
      </text:list>
      <text:list xml:id="list6816137257642564353" text:style-name="L3">
        <text:list-item>
          <text:list>
            <text:list-item>
              <text:p text:style-name="P56">Simple, reliable arithmetic. In fOOrth, integer operations never overflow. Rational <text:soft-page-break/>values can be represented exactly, complex numbers are supported, and conversions between numeric types are simple.</text:p>
            </text:list-item>
            <text:list-item>
              <text:p text:style-name="P56">Strings grow as needed without the need to allocate space or worry about overflow.</text:p>
            </text:list-item>
            <text:list-item>
              <text:p text:style-name="P56">Data containers such as arrays and hashes grow as needed. Out of range subscripts cannot access undefined memory regions. </text:p>
            </text:list-item>
          </text:list>
        </text:list-item>
      </text:list>
      <text:list xml:id="list33585214" text:continue-list="list33594276" text:style-name="L1">
        <text:list-item>
          <text:p text:style-name="P53">Message Passing:</text:p>
        </text:list-item>
      </text:list>
      <text:list xml:id="list4168060118480466751" text:style-name="L4">
        <text:list-item>
          <text:list>
            <text:list-item>
              <text:p text:style-name="P68">In fOOrth all actions take the form of messages sent to a receiver.</text:p>
            </text:list-item>
            <text:list-item>
              <text:p text:style-name="P68">The routing of messages is specified by the exact type of the message.</text:p>
            </text:list-item>
            <text:list-item>
              <text:p text:style-name="P68">Message receivers include data items on the stack as well as the virtual machine object associated with the current thread of execution.</text:p>
            </text:list-item>
            <text:list-item>
              <text:p text:style-name="P68">Messages for which no routing specification can be found, generate an error at compile time.</text:p>
            </text:list-item>
          </text:list>
        </text:list-item>
      </text:list>
      <text:list xml:id="list33587648" text:continue-list="list33585214" text:style-name="L1">
        <text:list-item>
          <text:p text:style-name="P53">Object Oriented Design:</text:p>
        </text:list-item>
      </text:list>
      <text:list xml:id="list5292935053586222364" text:style-name="L5">
        <text:list-item>
          <text:list>
            <text:list-item>
              <text:p text:style-name="P57">Support class based inheritance, with a non-cyclic (single inheritance) tree derived from a common base Object class.</text:p>
            </text:list-item>
            <text:list-item>
              <text:p text:style-name="P69">Support late binding and polymorphism through message interface compatibility or “duck” typing.</text:p>
            </text:list-item>
          </text:list>
        </text:list-item>
      </text:list>
      <text:list xml:id="list33592761" text:continue-list="list33587648" text:style-name="L1">
        <text:list-item>
          <text:p text:style-name="P53">Meta programming: </text:p>
        </text:list-item>
      </text:list>
      <text:list xml:id="list3861575202431575461" text:style-name="L6">
        <text:list-item>
          <text:list>
            <text:list-item>
              <text:p text:style-name="P70">Support extensible language constructs by making the compiler an accessible part of the system.</text:p>
            </text:list-item>
          </text:list>
        </text:list-item>
      </text:list>
      <text:list xml:id="list33611012" text:continue-list="list33592761" text:style-name="L1">
        <text:list-item>
          <text:p text:style-name="P53">Reliability:</text:p>
        </text:list-item>
      </text:list>
      <text:list xml:id="list4168471575182188590" text:style-name="L7">
        <text:list-item>
          <text:list>
            <text:list-item>
              <text:p text:style-name="P71">Errors should be detected as soon as possible. </text:p>
            </text:list-item>
            <text:list-item>
              <text:p text:style-name="P71">Language constructs should not be designed in a way that causes simple coding errors to spin off into infinite loops. </text:p>
            </text:list-item>
          </text:list>
        </text:list-item>
      </text:list>
      <text:list xml:id="list33587052" text:continue-list="list33611012" text:style-name="L1">
        <text:list-item>
          <text:p text:style-name="P58">Building on the host language:</text:p>
        </text:list-item>
      </text:list>
      <text:list xml:id="list5834786259079052040" text:style-name="L8">
        <text:list-item>
          <text:list>
            <text:list-item>
              <text:p text:style-name="P5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6568676"/>Thanks<text:alphabetical-index-mark-end text:id="IMark146568676"/></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715625744386180817" text:style-name="L9">
        <text:list-item>
          <text:p text:style-name="P72">ruby 1.9.3p484 (2013-11-22) [i386-mingw32]</text:p>
        </text:list-item>
        <text:list-item>
          <text:p text:style-name="P72">ruby 2.1.5p273 (2014-11-13 revision 48405) [i386-mingw32]</text:p>
        </text:list-item>
        <text:list-item>
          <text:p text:style-name="P72">Rubinius – to be tested!</text:p>
        </text:list-item>
        <text:list-item>
          <text:p text:style-name="P72">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46568676"/>Rake<text:alphabetical-index-mark-end text:id="IMark146568676"/>:</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6568676"/>Demo.rb<text:alphabetical-index-mark-end text:id="IMark14656867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69557812"/>drop<text:alphabetical-index-mark-end text:id="IMark16955781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169557812"/>dup<text:alphabetical-index-mark-end text:id="IMark16955781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4">&gt;</text:p>
          </table:table-cell>
        </table:table-row>
        <table:table-row table:style-name="Table54.1">
          <table:table-cell table:style-name="Table54.A2" office:value-type="string">
            <text:p text:style-name="P15"><text:alphabetical-index-mark-start text:id="IMark169557812"/>nip<text:alphabetical-index-mark-end text:id="IMark16955781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4">&gt;</text:p>
          </table:table-cell>
        </table:table-row>
        <table:table-row table:style-name="Table54.1">
          <table:table-cell table:style-name="Table54.A2" office:value-type="string">
            <text:p text:style-name="P15"><text:alphabetical-index-mark-start text:id="IMark169557812"/>over<text:alphabetical-index-mark-end text:id="IMark16955781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69557812"/>pick<text:alphabetical-index-mark-end text:id="IMark16955781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69557812"/>swap<text:alphabetical-index-mark-end text:id="IMark16955781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4">&gt;</text:p>
          </table:table-cell>
        </table:table-row>
        <table:table-row table:style-name="Table54.1">
          <table:table-cell table:style-name="Table54.A2" office:value-type="string">
            <text:p text:style-name="P15"><text:alphabetical-index-mark-start text:id="IMark169557812"/>tuck<text:alphabetical-index-mark-end text:id="IMark16955781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10454399368253740" text:style-name="L10">
        <text:list-item>
          <text:p text:style-name="P60">To store return addresses for word calls. In fOOrth this is handled by the Ruby virtual machine.</text:p>
        </text:list-item>
        <text:list-item>
          <text:p text:style-name="P60">To store context for control structures. In fOOrth the context mechanism provides for a far richer and more reliable set of control, compile, and data structures.</text:p>
        </text:list-item>
        <text:list-item>
          <text:p text:style-name="P6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2284912"/>if<text:alphabetical-index-mark-end text:id="IMark10228491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02284912"/>else<text:alphabetical-index-mark-end text:id="IMark102284912"/>” and “<text:alphabetical-index-mark-start text:id="IMark96338264"/>then<text:alphabetical-index-mark-end text:id="IMark96338264"/>”.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96338264"/>switch<text:alphabetical-index-mark-end text:id="IMark96338264"/>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96338264"/>do<text:alphabetical-index-mark-end text:id="IMark96338264"/>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96338264"/>loop<text:alphabetical-index-mark-end text:id="IMark96338264"/>” commands mark the boundaries of the loop; The “<text:alphabetical-index-mark-start text:id="IMark102284912"/>i<text:alphabetical-index-mark-end text:id="IMark102284912"/>” command is used to retrieve the current loop counter value. For nested loops, the “<text:alphabetical-index-mark-start text:id="IMark102281552"/>j<text:alphabetical-index-mark-end text:id="IMark102281552"/>” command retrieves the value of the outer loops counter value. <text:s/>By default, the “loop” command adds one to the loop value. For more flexible looping, the “<text:alphabetical-index-mark-start text:id="IMark102284720"/>+loop<text:alphabetical-index-mark-end text:id="IMark10228472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2284720"/>-i<text:alphabetical-index-mark-end text:id="IMark102284720"/> and <text:alphabetical-index-mark-start text:id="IMark102281552"/>-j<text:alphabetical-index-mark-end text:id="IMark102281552"/></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02281552"/>begin<text:alphabetical-index-mark-end text:id="IMark102281552"/>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9050437331919800318" text:style-name="L11">
        <text:list-item>
          <text:p text:style-name="P61">begin … <text:alphabetical-index-mark-start text:id="IMark102284912"/>until<text:alphabetical-index-mark-end text:id="IMark102284912"/> – loops until the top of stack is true.</text:p>
        </text:list-item>
        <text:list-item>
          <text:p text:style-name="P61">begin … <text:alphabetical-index-mark-start text:id="IMark102281552"/>again<text:alphabetical-index-mark-end text:id="IMark102281552"/> – loops indefinitely </text:p>
        </text:list-item>
        <text:list-item>
          <text:p text:style-name="P61">begin … <text:alphabetical-index-mark-start text:id="IMark102284912"/>repeat<text:alphabetical-index-mark-end text:id="IMark102284912"/>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6"/>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02284912"/>Typing<text:alphabetical-index-mark-end text:id="IMark102284912"/></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02284912"/>Duck Typing<text:alphabetical-index-mark-end text:id="IMark102284912"/><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2284912"/>Declarations<text:alphabetical-index-mark-end text:id="IMark102284912"/></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02284912"/>Scoping<text:alphabetical-index-mark-end text:id="IMark102284912"/></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02284912"/><text:span text:style-name="T7">val:</text:span><text:alphabetical-index-mark-end text:id="IMark102284912"/> and <text:alphabetical-index-mark-start text:id="IMark102284720"/><text:span text:style-name="T7">var:</text:span><text:alphabetical-index-mark-end text:id="IMark102284720"/></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2284720"/><text:span text:style-name="T7">.init</text:span><text:alphabetical-index-mark-end text:id="IMark102284720"/> method being the most popular since it is called to initialize a new instance of the object.</text:p>
      <text:p text:style-name="P3">Methods: <text:alphabetical-index-mark-start text:id="IMark102284720"/><text:span text:style-name="T7">val@:</text:span><text:alphabetical-index-mark-end text:id="IMark102284720"/> and <text:alphabetical-index-mark-start text:id="IMark102284912"/><text:span text:style-name="T7">var@:</text:span><text:alphabetical-index-mark-end text:id="IMark102284912"/></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02284912"/><text:span text:style-name="T7">val#:</text:span><text:alphabetical-index-mark-end text:id="IMark102284912"/> and <text:alphabetical-index-mark-start text:id="IMark102284720"/><text:span text:style-name="T7">var#:</text:span><text:alphabetical-index-mark-end text:id="IMark102284720"/></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02284720"/><text:span text:style-name="T7">val$:</text:span><text:alphabetical-index-mark-end text:id="IMark102284720"/> and <text:alphabetical-index-mark-start text:id="IMark102284912"/><text:span text:style-name="T7">var$:</text:span><text:alphabetical-index-mark-end text:id="IMark102284912"/></text:p>
      <text:p text:style-name="P3">Regex for valid local variable names: <text:span text:style-name="T7">/^\$[a-z][a-z0-9_]*$/</text:span></text:p>
      <text:p text:style-name="Text_20_body">Notes:</text:p>
      <text:p text:style-name="Text_20_body"/>
      <text:h text:style-name="Heading_20_2" text:outline-level="2"><text:alphabetical-index-mark-start text:id="IMark102284912"/>Referencing<text:alphabetical-index-mark-end text:id="IMark102284912"/></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32">var</text:p>
          </table:table-cell>
          <table:table-cell table:style-name="Table56.C1" office:value-type="string">
            <text:p text:style-name="P32">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2284912"/>Mutation<text:alphabetical-index-mark-end text:id="IMark102284912"/></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1">dup</text:p>
          </table:table-cell>
          <table:table-cell table:style-name="Table57.A2" office:value-type="string">
            <text:p text:style-name="P21">x</text:p>
          </table:table-cell>
          <table:table-cell table:style-name="Table57.A2" office:value-type="string">
            <text:p text:style-name="P21">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1">.copy</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1">.clone</text:p>
          </table:table-cell>
          <table:table-cell table:style-name="Table57.A3" office:value-type="string">
            <text:p text:style-name="P21">x</text:p>
          </table:table-cell>
          <table:table-cell table:style-name="Table57.A3" office:value-type="string">
            <text:p text:style-name="P21">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1922619445085792052" text:style-name="L12">
        <text:list-item>
          <text:p text:style-name="P73">No Copying</text:p>
        </text:list-item>
        <text:list-item>
          <text:p text:style-name="P73">Shallow Copying</text:p>
        </text:list-item>
        <text:list-item>
          <text:p text:style-name="P73">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3">Object</text:p>
      <text:p text:style-name="P33"><text:tab/>Array</text:p>
      <text:p text:style-name="P33"><text:tab/>Class</text:p>
      <text:p text:style-name="P33"><text:tab/>Exception</text:p>
      <text:p text:style-name="P33"><text:tab/>FalseClass</text:p>
      <text:p text:style-name="P33"><text:tab/>Hash</text:p>
      <text:p text:style-name="P33"><text:tab/>InStream</text:p>
      <text:p text:style-name="P33"><text:tab/>MaxNumeric</text:p>
      <text:p text:style-name="P33"><text:tab/>MinNumeric</text:p>
      <text:p text:style-name="P33"><text:tab/>NilClass</text:p>
      <text:p text:style-name="P33"><text:tab/>Numeric</text:p>
      <text:p text:style-name="P33"><text:tab/><text:tab/>Complex</text:p>
      <text:p text:style-name="P33"><text:tab/><text:tab/>Float</text:p>
      <text:p text:style-name="P33"><text:tab/><text:tab/>Integer</text:p>
      <text:p text:style-name="P33"><text:tab/><text:tab/><text:tab/>Bignum</text:p>
      <text:p text:style-name="P33"><text:tab/><text:tab/><text:tab/>Fixnum</text:p>
      <text:p text:style-name="P33"><text:tab/><text:tab/>Rational</text:p>
      <text:p text:style-name="P33"><text:tab/>OutStream</text:p>
      <text:p text:style-name="P33"><text:tab/>Procedure</text:p>
      <text:p text:style-name="P33"><text:tab/>Queue</text:p>
      <text:p text:style-name="P33"><text:tab/>String</text:p>
      <text:p text:style-name="P33"><text:tab/>Thread</text:p>
      <text:p text:style-name="P33"><text:tab/>TrueClass</text:p>
      <text:p text:style-name="P33"><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02284912"/>Classes<text:alphabetical-index-mark-end text:id="IMark10228491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02284912"/>Inheritance<text:alphabetical-index-mark-end text:id="IMark102284912"/></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02284912"/>Methods<text:alphabetical-index-mark-end text:id="IMark102284912"/></text:h>
      <text:p text:style-name="P3">All code in fOOrth is contained in methods. A method is a fragment of code that an object uses to respond to a message that has been sent to that object. In fOOrth there are three sorts of methods:</text:p>
      <text:list xml:id="list6937872701735329455" text:style-name="L13">
        <text:list-item>
          <text:p text:style-name="P62">Shared: Methods that are common to all instances of the class that contains them.</text:p>
        </text:list-item>
        <text:list-item>
          <text:p text:style-name="P62">Exclusive: Methods that are defined for one and only one object (and all of its clones that are created <text:span text:style-name="T2">after</text:span> the exclusive method is defined.).</text:p>
        </text:list-item>
        <text:list-item>
          <text:p text:style-name="P62">Local: Methods that are created in a context and are accessible only in that context. When the context concludes, these methods are no longer accessible.</text:p>
        </text:list-item>
      </text:list>
      <text:h text:style-name="Heading_20_3" text:outline-level="3"><text:alphabetical-index-mark-start text:id="IMark102284720"/>Late Binding<text:alphabetical-index-mark-end text:id="IMark102284720"/> and <text:alphabetical-index-mark-start text:id="IMark104172944"/>Polymorphism<text:alphabetical-index-mark-end text:id="IMark10417294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04172944"/>Method Mapping<text:alphabetical-index-mark-end text:id="IMark10417294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375106753298644041" text:style-name="L14">
        <text:list-item>
          <text:p text:style-name="P63">The strings used by fOOrth needed to be converted to Ruby symbols to allow code to be executed in Ruby.</text:p>
        </text:list-item>
        <text:list-item>
          <text:p text:style-name="P63">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3">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02284720"/>SymbolMap<text:alphabetical-index-mark-end text:id="IMark102284720"/> class. This class creates mappings in one of two ways:</text:p>
      <text:list xml:id="list3489706007898916576" text:style-name="L15">
        <text:list-item>
          <text:p text:style-name="P6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02284720"/>Routing<text:alphabetical-index-mark-end text:id="IMark102284720"/></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5739004441111771542" text:style-name="L16">
        <text:list-item>
          <text:p text:style-name="P65">The defining word used to create the method.</text:p>
        </text:list-item>
        <text:list-item>
          <text:p text:style-name="P65">The receiver of the defining word used to create the method.</text:p>
        </text:list-item>
        <text:list-item>
          <text:p text:style-name="P65">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69556516"/>:<text:alphabetical-index-mark-end text:id="IMark169556516"/></text:p>
          </table:table-cell>
          <table:table-cell table:style-name="Table9.A2" office:value-type="string">
            <text:p text:style-name="P11">N/A</text:p>
          </table:table-cell>
          <table:table-cell table:style-name="Table9.A2" office:value-type="string">
            <text:p text:style-name="P18">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69556516"/>.:<text:alphabetical-index-mark-end text:id="IMark169556516"/></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69556516"/>.::<text:alphabetical-index-mark-end text:id="IMark169556516"/></text:p>
          </table: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8">~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8">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8">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8">tbd</text:p>
          </table:table-cell>
          <table:table-cell table:style-name="Table9.A2" office:value-type="string">
            <text:p text:style-name="P11">Context</text:p>
          </table:table-cell>
          <table:table-cell table:style-name="Table9.E2" office:value-type="string">
            <text:p text:style-name="P22">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69557668"/>do_map_name<text:alphabetical-index-mark-end text:id="IMark16955766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Handling Error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9">Code</text:p>
            </table:table-cell>
            <table:covered-table-cell/>
            <table:covered-table-cell/>
            <table:table-cell table:style-name="Table55.D1" office:value-type="string">
              <text:p text:style-name="P28">Description</text:p>
            </table:table-cell>
          </table:table-row>
        </table:table-header-rows>
        <table:table-row table:style-name="Table55.1">
          <table:table-cell table:style-name="Table55.A2" office:value-type="string">
            <text:p text:style-name="P23">F</text:p>
          </table:table-cell>
          <table:table-cell table:style-name="Table55.A2" office:value-type="string">
            <text:p text:style-name="P23">*</text:p>
          </table:table-cell>
          <table:table-cell table:style-name="Table55.A2" office:value-type="string">
            <text:p text:style-name="P23">*</text:p>
          </table:table-cell>
          <table:table-cell table:style-name="Table55.D2" office:value-type="string">
            <text:p text:style-name="P24">Generic fOOrth Native Exception Code for All Errors.</text:p>
          </table:table-cell>
        </table:table-row>
        <table:table-row table:style-name="Table55.1">
          <table:table-cell table:style-name="Table55.A2" office:value-type="string">
            <text:p text:style-name="P23"/>
          </table:table-cell>
          <table:table-cell table:style-name="Table55.A2" office:value-type="string">
            <text:p text:style-name="P23"/>
          </table:table-cell>
          <table:table-cell table:style-name="Table55.A2" office:value-type="string">
            <text:p text:style-name="P23"/>
          </table:table-cell>
          <table:table-cell table:style-name="Table55.D2" office:value-type="string">
            <text:p text:style-name="P24"/>
          </table:table-cell>
        </table:table-row>
        <table:table-row table:style-name="Table55.1">
          <table:table-cell table:style-name="Table55.A2" office:value-type="string">
            <text:p text:style-name="P23">F</text:p>
          </table:table-cell>
          <table:table-cell table:style-name="Table55.A2" office:value-type="string">
            <text:p text:style-name="P23">1</text:p>
          </table:table-cell>
          <table:table-cell table:style-name="Table55.A2" office:value-type="string">
            <text:p text:style-name="P23">*</text:p>
          </table:table-cell>
          <table:table-cell table:style-name="Table55.D2" office:value-type="string">
            <text:p text:style-name="P24">Compile Time Errors.</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0</text:p>
          </table:table-cell>
          <table:table-cell table:style-name="Table55.D2" office:value-type="string">
            <text:p text:style-name="P25">Syntax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1</text:p>
          </table:table-cell>
          <table:table-cell table:style-name="Table55.D2" office:value-type="string">
            <text:p text:style-name="P25">Specification Error.</text:p>
          </table:table-cell>
        </table:table-row>
        <table:table-row table:style-name="Table55.1">
          <table:table-cell table:style-name="Table55.A2" office:value-type="string">
            <text:p text:style-name="P27">F</text:p>
          </table:table-cell>
          <table:table-cell table:style-name="Table55.A2" office:value-type="string">
            <text:p text:style-name="P27">1</text:p>
          </table:table-cell>
          <table:table-cell table:style-name="Table55.A2" office:value-type="string">
            <text:p text:style-name="P27">2</text:p>
          </table:table-cell>
          <table:table-cell table:style-name="Table55.D2" office:value-type="string">
            <text:p text:style-name="P25">Control Structure Nesting Error</text:p>
          </table:table-cell>
        </table:table-row>
        <table:table-row table:style-name="Table55.1">
          <table:table-cell table:style-name="Table55.A2" office:value-type="string">
            <text:p text:style-name="P30">F</text:p>
          </table:table-cell>
          <table:table-cell table:style-name="Table55.A2" office:value-type="string">
            <text:p text:style-name="P30">1</text:p>
          </table:table-cell>
          <table:table-cell table:style-name="Table55.A1" office:value-type="string">
            <text:p text:style-name="P30">3</text:p>
          </table:table-cell>
          <table:table-cell table:style-name="Table55.D2" office:value-type="string">
            <text:p text:style-name="P31">Invalid Operation for Target.</text:p>
          </table:table-cell>
        </table:table-row>
        <table:table-row table:style-name="Table55.1">
          <table:table-cell table:style-name="Table55.A2" office:value-type="string">
            <text:p text:style-name="P30"/>
          </table:table-cell>
          <table:table-cell table:style-name="Table55.A2" office:value-type="string">
            <text:p text:style-name="P30"/>
          </table:table-cell>
          <table:table-cell table:style-name="Table55.A2" office:value-type="string">
            <text:p text:style-name="P30"/>
          </table:table-cell>
          <table:table-cell table:style-name="Table55.D2" office:value-type="string">
            <text:p text:style-name="P31"/>
          </table:table-cell>
        </table:table-row>
        <table:table-row table:style-name="Table55.1">
          <table:table-cell table:style-name="Table55.A2" office:value-type="string">
            <text:p text:style-name="P23">F</text:p>
          </table:table-cell>
          <table:table-cell table:style-name="Table55.A2" office:value-type="string">
            <text:p text:style-name="P23">2</text:p>
          </table:table-cell>
          <table:table-cell table:style-name="Table55.A2" office:value-type="string">
            <text:p text:style-name="P23">*</text:p>
          </table:table-cell>
          <table:table-cell table:style-name="Table55.D2" office:value-type="string">
            <text:p text:style-name="P24">Message Passing Errors</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0</text:p>
          </table:table-cell>
          <table:table-cell table:style-name="Table55.D2" office:value-type="string">
            <text:p text:style-name="P25">Message Not Understood by the Receiver.</text:p>
          </table:table-cell>
        </table:table-row>
        <table:table-row table:style-name="Table55.1">
          <table:table-cell table:style-name="Table55.A2" office:value-type="string">
            <text:p text:style-name="P27">F</text:p>
          </table:table-cell>
          <table:table-cell table:style-name="Table55.A2" office:value-type="string">
            <text:p text:style-name="P27">2</text:p>
          </table:table-cell>
          <table:table-cell table:style-name="Table55.A2" office:value-type="string">
            <text:p text:style-name="P27">1</text:p>
          </table:table-cell>
          <table:table-cell table:style-name="Table55.D2" office:value-type="string">
            <text:p text:style-name="P25">Control Structure is Not Supported by the Receive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3</text:p>
          </table:table-cell>
          <table:table-cell table:style-name="Table55.A2" office:value-type="string">
            <text:p text:style-name="P23">*</text:p>
          </table:table-cell>
          <table:table-cell table:style-name="Table55.D2" office:value-type="string">
            <text:p text:style-name="P24">Data Underflow Errors</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0</text:p>
          </table:table-cell>
          <table:table-cell table:style-name="Table55.D2" office:value-type="string">
            <text:p text:style-name="P25">Virtual Machine Data Stack Underflow</text:p>
          </table:table-cell>
        </table:table-row>
        <table:table-row table:style-name="Table55.1">
          <table:table-cell table:style-name="Table55.A2" office:value-type="string">
            <text:p text:style-name="P27">F</text:p>
          </table:table-cell>
          <table:table-cell table:style-name="Table55.A2" office:value-type="string">
            <text:p text:style-name="P27">3</text:p>
          </table:table-cell>
          <table:table-cell table:style-name="Table55.A2" office:value-type="string">
            <text:p text:style-name="P27">1</text:p>
          </table:table-cell>
          <table:table-cell table:style-name="Table55.D2" office:value-type="string">
            <text:p text:style-name="P25">Stack/Queue Underflow</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7">F</text:p>
          </table:table-cell>
          <table:table-cell table:style-name="Table55.A2" office:value-type="string">
            <text:p text:style-name="P27">4</text:p>
          </table:table-cell>
          <table:table-cell table:style-name="Table55.A2" office:value-type="string">
            <text:p text:style-name="P27">0</text:p>
          </table:table-cell>
          <table:table-cell table:style-name="Table55.D2" office:value-type="string">
            <text:p text:style-name="P25">Data Conversion Error</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5</text:p>
          </table:table-cell>
          <table:table-cell table:style-name="Table55.A2" office:value-type="string">
            <text:p text:style-name="P23">*</text:p>
          </table:table-cell>
          <table:table-cell table:style-name="Table55.D2" office:value-type="string">
            <text:p text:style-name="P24">I/O Errors</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0</text:p>
          </table:table-cell>
          <table:table-cell table:style-name="Table55.D2" office:value-type="string">
            <text:p text:style-name="P25">Error Opening a File for Reading</text:p>
          </table:table-cell>
        </table:table-row>
        <table:table-row table:style-name="Table55.1">
          <table:table-cell table:style-name="Table55.A2" office:value-type="string">
            <text:p text:style-name="P27">F</text:p>
          </table:table-cell>
          <table:table-cell table:style-name="Table55.A2" office:value-type="string">
            <text:p text:style-name="P27">5</text:p>
          </table:table-cell>
          <table:table-cell table:style-name="Table55.A2" office:value-type="string">
            <text:p text:style-name="P27">1</text:p>
          </table:table-cell>
          <table:table-cell table:style-name="Table55.D2" office:value-type="string">
            <text:p text:style-name="P25">Error Opening a File for Writing</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able:table-row table:style-name="Table55.1">
          <table:table-cell table:style-name="Table55.A2" office:value-type="string">
            <text:p text:style-name="P23">F</text:p>
          </table:table-cell>
          <table:table-cell table:style-name="Table55.A2" office:value-type="string">
            <text:p text:style-name="P23">6</text:p>
          </table:table-cell>
          <table:table-cell table:style-name="Table55.A2" office:value-type="string">
            <text:p text:style-name="P23">*</text:p>
          </table:table-cell>
          <table:table-cell table:style-name="Table55.D2" office:value-type="string">
            <text:p text:style-name="P24">Thread Errors</text:p>
          </table:table-cell>
        </table:table-row>
        <table:table-row table:style-name="Table55.1">
          <table:table-cell table:style-name="Table55.A2" office:value-type="string">
            <text:p text:style-name="P27">F</text:p>
          </table:table-cell>
          <table:table-cell table:style-name="Table55.A2" office:value-type="string">
            <text:p text:style-name="P27">6</text:p>
          </table:table-cell>
          <table:table-cell table:style-name="Table55.A2" office:value-type="string">
            <text:p text:style-name="P27">0</text:p>
          </table:table-cell>
          <table:table-cell table:style-name="Table55.D2" office:value-type="string">
            <text:p text:style-name="P25">Duplicate Virtual Machines</text:p>
          </table:table-cell>
        </table:table-row>
        <table:table-row table:style-name="Table55.1">
          <table:table-cell table:style-name="Table55.A2" office:value-type="string">
            <text:p text:style-name="P27"/>
          </table:table-cell>
          <table:table-cell table:style-name="Table55.A2" office:value-type="string">
            <text:p text:style-name="P27"/>
          </table:table-cell>
          <table:table-cell table:style-name="Table55.A2" office:value-type="string">
            <text:p text:style-name="P27"/>
          </table:table-cell>
          <table:table-cell table:style-name="Table55.D2" office:value-type="string">
            <text:p text:style-name="P25"/>
          </table:table-cell>
        </table:table-row>
        <text:soft-page-break/>
        <table:table-row table:style-name="Table55.1">
          <table:table-cell table:style-name="Table55.A2" office:value-type="string">
            <text:p text:style-name="P30">F</text:p>
          </table:table-cell>
          <table:table-cell table:style-name="Table55.A2" office:value-type="string">
            <text:p text:style-name="P30">9</text:p>
          </table:table-cell>
          <table:table-cell table:style-name="Table55.A2" office:value-type="string">
            <text:p text:style-name="P30">0</text:p>
          </table:table-cell>
          <table:table-cell table:style-name="Table55.D2" office:value-type="string">
            <text:p text:style-name="P31">Internal Compiler Data Structure Error</text:p>
          </table:table-cell>
        </table:table-row>
      </table:table>
      <text:p text:style-name="Text_20_body"/>
      <text:h text:style-name="Heading_20_2" text:outline-level="2">Ruby Mapped Exception Codes</text:h>
      <text:p text:style-name="Text_20_body"/>
      <text:p text:style-name="Text_20_body"/>
      <table:table table:name="Table92" table:style-name="Table92">
        <table:table-column table:style-name="Table92.A" table:number-columns-repeated="2"/>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29">Code</text:p>
            </table:table-cell>
            <table:covered-table-cell/>
            <table:covered-table-cell/>
            <table:table-cell table:style-name="Table92.A1" office:value-type="string">
              <text:p text:style-name="P29"/>
            </table:table-cell>
            <table:table-cell table:style-name="Table92.A1" office:value-type="string">
              <text:p text:style-name="P29">Subcode</text:p>
            </table:table-cell>
            <table:table-cell table:style-name="Table92.F1" office:value-type="string">
              <text:p text:style-name="P28">Description</text:p>
            </table:table-cell>
          </table:table-row>
        </table:table-header-rows>
        <table:table-row table:style-name="Table92.1">
          <table:table-cell table:style-name="Table92.A2" office:value-type="string">
            <text:p text:style-name="P23">E</text:p>
          </table:table-cell>
          <table:table-cell table:style-name="Table92.A2" office:value-type="string">
            <text:p text:style-name="P23">*</text:p>
          </table:table-cell>
          <table:table-cell table:style-name="Table92.A2" office:value-type="string">
            <text:p text:style-name="P23">*</text:p>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Generic Ruby Mapped Exception Code for All Errors.</text:p>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row table:style-name="Table92.1">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A2" office:value-type="string">
            <text:p text:style-name="P23"/>
          </table:table-cell>
          <table:table-cell table:style-name="Table92.F2" office:value-type="string">
            <text:p text:style-name="P24"/>
          </table:table-cell>
        </table:table-row>
      </table:table>
      <text:h text:style-name="Heading_20_1" text:outline-level="1"><text:alphabetical-index-mark-start text:id="IMark104170880"/>Array<text:alphabetical-index-mark-end text:id="IMark10417088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1483925626410265905" text:style-name="L17">
        <text:list-item>
          <text:p text:style-name="P66">The first two examples both create “empty” arrays with zero data elements. </text:p>
        </text:list-item>
        <text:list-item>
          <text:p text:style-name="P66">Array data do NOT need to be the same “type” of data. Mixing is allowed. </text:p>
        </text:list-item>
        <text:list-item>
          <text:p text:style-name="P66">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4454721685163384605" text:style-name="L18">
        <text:list-item>
          <text:p text:style-name="P67"><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69555220"/>.new<text:alphabetical-index-mark-end text:id="IMark169555220"/>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69555220"/>.new{<text:alphabetical-index-mark-end text:id="IMark169555220"/>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69555220"/>x<text:alphabetical-index-mark-end text:id="IMark169555220"/>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02251320"/>}<text:alphabetical-index-mark-end text:id="IMark102251320"/>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02251320"/>.new_size<text:alphabetical-index-mark-end text:id="IMark102251320"/>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2251320"/>.new_value<text:alphabetical-index-mark-end text:id="IMark102251320"/>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2251320"/>.new_values<text:alphabetical-index-mark-end text:id="IMark102251320"/>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02251320"/>!<text:alphabetical-index-mark-end text:id="IMark102251320"/>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2251320"/>+<text:alphabetical-index-mark-end text:id="IMark102251320"/>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2251320"/>.+left<text:alphabetical-index-mark-end text:id="IMark102251320"/>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02251320"/>.+mid<text:alphabetical-index-mark-end text:id="IMark102251320"/>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2251320"/>.+midlr<text:alphabetical-index-mark-end text:id="IMark102251320"/>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2251320"/>.+right<text:alphabetical-index-mark-end text:id="IMark102251320"/>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02251320"/>.-left<text:alphabetical-index-mark-end text:id="IMark102251320"/>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2251320"/>.-mid<text:alphabetical-index-mark-end text:id="IMark102251320"/>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2251320"/>.-midlr<text:alphabetical-index-mark-end text:id="IMark102251320"/>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2251320"/>.-right<text:alphabetical-index-mark-end text:id="IMark102251320"/>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ext:p text:style-name="P3"/>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02251320"/>.[]!<text:alphabetical-index-mark-end text:id="IMark102251320"/>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text:soft-page-break/></text:p>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02251320"/>.[]@<text:alphabetical-index-mark-end text:id="IMark10225132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2251320"/>.left<text:alphabetical-index-mark-end text:id="IMark10225132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2251320"/>.length<text:alphabetical-index-mark-end text:id="IMark10225132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02251320"/>.max<text:alphabetical-index-mark-end text:id="IMark10225132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02251320"/>.mid<text:alphabetical-index-mark-end text:id="IMark10225132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2251320"/>.midlr<text:alphabetical-index-mark-end text:id="IMark10225132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ext:p text:style-name="P3"><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02251320"/>.min<text:alphabetical-index-mark-end text:id="IMark10225132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ext:p text:style-name="P3"/>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2251320"/>.pp<text:alphabetical-index-mark-end text:id="IMark10225132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ext:p text:style-name="P3"/>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2251320"/>.reverse<text:alphabetical-index-mark-end text:id="IMark102251320"/> [array]</text:h>
            <text:p text:style-name="Text_20_body">Routing: TOS</text:p>
            <text:p text:style-name="P3">This method creates a copy of the array with the elements reversed.</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ext:p text:style-name="P3"/>
      <text:p text:style-name="P3"/>
      <text:p text:style-name="P3"/>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02251320"/>.right<text:alphabetical-index-mark-end text:id="IMark10225132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99060168"/>.shuffle<text:alphabetical-index-mark-end text:id="IMark99060168"/> [array]</text:h>
            <text:p text:style-name="Text_20_body">Routing: TOS</text:p>
            <text:p text:style-name="P3">This method creates a new array with the elements of the source array shuffled.</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9060168"/>.sort<text:alphabetical-index-mark-end text:id="IMark99060168"/> [array]</text:h>
            <text:p text:style-name="Text_20_body">Routing: TOS</text:p>
            <text:p text:style-name="P3">Given an array, return a sorted copy of that array. Note that the elements of the array must be comparison compatible or an error is returned.</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table:table-cell>
          <table:table-cell table:style-name="Table88.B2" office:value-type="string">
            <text:p text:style-name="P15"/>
          </table:table-cell>
        </table:table-row>
      </table:table>
      <text:p text:style-name="Text_20_body"/>
      <text:p text:style-name="P3"/>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9060168"/>.strmax<text:alphabetical-index-mark-end text:id="IMark99060168"/> [width]</text:h>
            <text:p text:style-name="Text_20_body">Routing: TOS</text:p>
            <text:p text:style-name="P3">Given an array, this method determines the width of the largest string representation of an element. This method is a helper method for the .pp pretty print method.</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ext:p text:style-name="Text_20_body"><text:soft-page-break/></text:p>
      <text:p text:style-name="P3"/>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99060168"/>&lt;&lt;<text:alphabetical-index-mark-end text:id="IMark99060168"/>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9060168"/>@<text:alphabetical-index-mark-end text:id="IMark99060168"/>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2062356"/>Class<text:alphabetical-index-mark-end text:id="IMark10206235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p text:style-name="Text_20_body">)methods</text:p>
      <text:p text:style-name="Text_20_body">)stubs</text:p>
      <text:p text:style-name="Text_20_body">.:</text:p>
      <text:p text:style-name="Text_20_body">.is_class?</text:p>
      <text:p text:style-name="Text_20_body">.new</text:p>
      <text:p text:style-name="Text_20_body">.parent_class</text:p>
      <text:p text:style-name="Text_20_body">.subclass:</text:p>
      <text:p text:style-name="Text_20_body">.to_s</text:p>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2062356"/>Complex<text:alphabetical-index-mark-end text:id="IMark10206235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4" text:note-class="footnote"><text:note-citation>3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35" text:note-class="footnote"><text:note-citation>35</text:note-citation><text:note-body><text:p text:style-name="Footnote">No spaces are permitted within the literal.</text:p></text:note-body></text:note></text:p>
          </table:table-cell>
          <table:table-cell table:style-name="Table5.B1" office:value-type="string">
            <text:p text:style-name="P12">Value<text:note text:id="ftn36" text:note-class="footnote"><text:note-citation>3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7i</text:p>
          </table:table-cell>
          <table:table-cell table:style-name="Table5.B2" office:value-type="string">
            <text:p text:style-name="P11">0-7i</text:p>
          </table:table-cell>
        </table:table-row>
        <table:table-row>
          <table:table-cell table:style-name="Table5.A2" office:value-type="string">
            <text:p text:style-name="P21">3.7i</text:p>
          </table:table-cell>
          <table:table-cell table:style-name="Table5.B2" office:value-type="string">
            <text:p text:style-name="P11">0+3.7i</text:p>
          </table:table-cell>
        </table:table-row>
        <table:table-row>
          <table:table-cell table:style-name="Table5.A2" office:value-type="string">
            <text:p text:style-name="P21">1/2i</text:p>
          </table:table-cell>
          <table:table-cell table:style-name="Table5.B2" office:value-type="string">
            <text:p text:style-name="P11">0+1/2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row>
          <table:table-cell table:style-name="Table5.A2" office:value-type="string">
            <text:p text:style-name="P21">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02062404"/>.cbrt<text:alphabetical-index-mark-end text:id="IMark102062404"/>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02063508"/>.e**<text:alphabetical-index-mark-end text:id="IMark102063508"/>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02062404"/>.split<text:alphabetical-index-mark-end text:id="IMark102062404"/>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02063508"/>.sqrt<text:alphabetical-index-mark-end text:id="IMark102063508"/>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69556660"/>Exception<text:alphabetical-index-mark-end text:id="IMark169556660"/></text:h>
      <text:p text:style-name="Text_20_body"/>
      <text:p text:style-name="Text_20_body">Inheritance: Exception <text:span text:style-name="T9">←</text:span> Object</text:p>
      <text:p text:style-name="Code"/>
      <text:p text:style-name="P37">No unique methods defined.</text:p>
      <text:p text:style-name="Code"/>
      <text:p text:style-name="Text_20_body">Ipsum lorem</text:p>
      <text:h text:style-name="Heading_20_2" text:outline-level="2"/>
      <text:h text:style-name="Heading_20_1" text:outline-level="1"><text:alphabetical-index-mark-start text:id="IMark169556660"/>FalseClass<text:alphabetical-index-mark-end text:id="IMark16955666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02063508"/>&amp;&amp;<text:alphabetical-index-mark-end text:id="IMark10206350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02063508"/>^^<text:alphabetical-index-mark-end text:id="IMark10206350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02063508"/>||<text:alphabetical-index-mark-end text:id="IMark10206350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69556660"/>Float<text:alphabetical-index-mark-end text:id="IMark16955666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7" text:note-class="footnote"><text:note-citation>3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8" text:note-class="footnote"><text:note-citation>3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39" text:note-class="footnote"><text:note-citation>39</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row>
          <table:table-cell table:style-name="Table8.A2" office:value-type="string">
            <text:p text:style-name="P21">-7.0</text:p>
          </table:table-cell>
          <table:table-cell table:style-name="Table8.B2" office:value-type="string">
            <text:p text:style-name="P11">-7.0</text:p>
          </table:table-cell>
        </table:table-row>
        <table:table-row>
          <table:table-cell table:style-name="Table8.A2" office:value-type="string">
            <text:p text:style-name="P21">-7.0E3</text:p>
          </table:table-cell>
          <table:table-cell table:style-name="Table8.B2" office:value-type="string">
            <text:p text:style-name="P11">-7000.0</text:p>
          </table:table-cell>
        </table:table-row>
        <table:table-row>
          <table:table-cell table:style-name="Table8.A2" office:value-type="string">
            <text:p text:style-name="P21">-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69557188"/>Hash<text:alphabetical-index-mark-end text:id="IMark16955718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9557188"/>InStream<text:alphabetical-index-mark-end text:id="IMark16955718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69557188"/>Integer<text:alphabetical-index-mark-end text:id="IMark16955718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0" text:note-class="footnote"><text:note-citation>4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1" text:note-class="footnote"><text:note-citation>4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2" text:note-class="footnote"><text:note-citation>42</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7</text:p>
          </table:table-cell>
          <table:table-cell table:style-name="Table7.B2" office:value-type="string">
            <text:p text:style-name="P11">-7</text:p>
          </table:table-cell>
        </table:table-row>
        <table:table-row>
          <table:table-cell table:style-name="Table7.A2" office:value-type="string">
            <text:p text:style-name="P21">445556678789933</text:p>
          </table:table-cell>
          <table:table-cell table:style-name="Table7.B2" office:value-type="string">
            <text:p text:style-name="P11">445556678789933</text:p>
          </table:table-cell>
        </table:table-row>
        <table:table-row>
          <table:table-cell table:style-name="Table7.A2" office:value-type="string">
            <text:p text:style-name="P21">0xff</text:p>
          </table:table-cell>
          <table:table-cell table:style-name="Table7.B2" office:value-type="string">
            <text:p text:style-name="P11">255</text:p>
          </table:table-cell>
        </table:table-row>
        <table:table-row>
          <table:table-cell table:style-name="Table7.A2" office:value-type="string">
            <text:p text:style-name="P21">0xffffffffff</text:p>
          </table:table-cell>
          <table:table-cell table:style-name="Table7.B2" office:value-type="string">
            <text:p text:style-name="P11">1099511627775</text:p>
          </table:table-cell>
        </table:table-row>
        <table:table-row>
          <table:table-cell table:style-name="Table7.A2" office:value-type="string">
            <text:p text:style-name="P21">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69555748"/><text:alphabetical-index-mark-start text:id="IMark169554212"/>MaxNumeric<text:alphabetical-index-mark-end text:id="IMark169554212"/><text:alphabetical-index-mark-end text:id="IMark169555748"/></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69555748"/><text:alphabetical-index-mark-start text:id="IMark169554212"/>MinNumeric<text:alphabetical-index-mark-end text:id="IMark169554212"/><text:alphabetical-index-mark-end text:id="IMark169555748"/></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69555748"/><text:alphabetical-index-mark-start text:id="IMark169554212"/><text:alphabetical-index-mark-start text:id="IMark169554116"/>NilClass<text:alphabetical-index-mark-end text:id="IMark169554116"/><text:alphabetical-index-mark-end text:id="IMark169554212"/><text:alphabetical-index-mark-end text:id="IMark169555748"/></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69556276"/>&amp;&amp;<text:alphabetical-index-mark-end text:id="IMark16955627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69556276"/>^^<text:alphabetical-index-mark-end text:id="IMark16955627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69556276"/>||<text:alphabetical-index-mark-end text:id="IMark16955627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69555748"/>Numeric<text:alphabetical-index-mark-end text:id="IMark16955574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69555748"/>Object<text:alphabetical-index-mark-end text:id="IMark169555748"/></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69556276"/>&amp;&amp;<text:alphabetical-index-mark-end text:id="IMark16955627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69556276"/>)methods<text:alphabetical-index-mark-end text:id="IMark16955627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69556276"/>.<text:alphabetical-index-mark-end text:id="IMark16955627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69556276"/>.::<text:alphabetical-index-mark-end text:id="IMark16955627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5"/>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69556276"/>inst:<text:alphabetical-index-mark-end text:id="IMark16955627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69556276"/>local:<text:alphabetical-index-mark-end text:id="IMark16955627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69556276"/>super<text:alphabetical-index-mark-end text:id="IMark16955627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69556276"/>;<text:alphabetical-index-mark-end text:id="IMark16955627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69556276"/>.class<text:alphabetical-index-mark-end text:id="IMark169556276"/>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69556276"/>.clone<text:alphabetical-index-mark-end text:id="IMark16955627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69556276"/>.copy<text:alphabetical-index-mark-end text:id="IMark16955627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69556276"/>.init<text:alphabetical-index-mark-end text:id="IMark16955627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69556276"/>.is_class?<text:alphabetical-index-mark-end text:id="IMark16955627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69556276"/>.name<text:alphabetical-index-mark-end text:id="IMark16955627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69556276"/>.strlen<text:alphabetical-index-mark-end text:id="IMark16955627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69556276"/>.to_f<text:alphabetical-index-mark-end text:id="IMark16955627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69556276"/>.to_f!<text:alphabetical-index-mark-end text:id="IMark16955627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19">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69556276"/>.to_i<text:alphabetical-index-mark-end text:id="IMark16955627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69556276"/>.to_i!<text:alphabetical-index-mark-end text:id="IMark16955627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19">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69556276"/>.to_n<text:alphabetical-index-mark-end text:id="IMark16955627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69556276"/>.to_n!<text:alphabetical-index-mark-end text:id="IMark16955627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19">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69556276"/>.to_r<text:alphabetical-index-mark-end text:id="IMark16955627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69556276"/>.to_r!<text:alphabetical-index-mark-end text:id="IMark16955627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19">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69556276"/>.to_s<text:alphabetical-index-mark-end text:id="IMark16955627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69556276"/>.to_x<text:alphabetical-index-mark-end text:id="IMark16955627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69556276"/>.to_x!<text:alphabetical-index-mark-end text:id="IMark16955627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0">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69556276"/>&lt;&gt;<text:alphabetical-index-mark-end text:id="IMark169556276"/>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69556276"/>=<text:alphabetical-index-mark-end text:id="IMark169556276"/>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69556276"/>^^<text:alphabetical-index-mark-end text:id="IMark16955627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69556276"/>distinct?<text:alphabetical-index-mark-end text:id="IMark16955627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69556276"/>identical?<text:alphabetical-index-mark-end text:id="IMark16955627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69556276"/>max<text:alphabetical-index-mark-end text:id="IMark16955627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0">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69556276"/>min<text:alphabetical-index-mark-end text:id="IMark1695562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0">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69556276"/>nil&lt;&gt;<text:alphabetical-index-mark-end text:id="IMark169556276"/>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69556276"/>nil=<text:alphabetical-index-mark-end text:id="IMark1695562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69556276"/>not<text:alphabetical-index-mark-end text:id="IMark1695562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69556276"/>||<text:alphabetical-index-mark-end text:id="IMark169556276"/>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69555748"/>OutStream<text:alphabetical-index-mark-end text:id="IMark16955574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69555748"/>Procedure<text:alphabetical-index-mark-end text:id="IMark16955574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69555748"/>Queue<text:alphabetical-index-mark-end text:id="IMark16955574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69555748"/>Rational<text:alphabetical-index-mark-end text:id="IMark16955574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3" text:note-class="footnote"><text:note-citation>4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4" text:note-class="footnote"><text:note-citation>44</text:note-citation><text:note-body><text:p text:style-name="Footnote">No spaces are permitted within the literal.</text:p></text:note-body></text:note></text:p>
          </table:table-cell>
          <table:table-cell table:style-name="Table6.B1" office:value-type="string">
            <text:p text:style-name="P12">Value<text:note text:id="ftn45" text:note-class="footnote"><text:note-citation>4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1">1/2</text:p>
          </table:table-cell>
          <table:table-cell table:style-name="Table6.B2" office:value-type="string">
            <text:p text:style-name="P11">1/2</text:p>
          </table:table-cell>
        </table:table-row>
        <table:table-row>
          <table:table-cell table:style-name="Table6.A2" office:value-type="string">
            <text:p text:style-name="P21">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9554836"/>.split<text:alphabetical-index-mark-end text:id="IMark16955483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2267516"/>Stack<text:alphabetical-index-mark-end text:id="IMark102267516"/></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02267516"/>String<text:alphabetical-index-mark-end text:id="IMark102267516"/></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02267516"/>Thread<text:alphabetical-index-mark-end text:id="IMark102267516"/></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2267516"/><text:alphabetical-index-mark-start text:id="IMark102267180"/><text:alphabetical-index-mark-start text:id="IMark102267372"/>TrueClass<text:alphabetical-index-mark-end text:id="IMark102267372"/><text:alphabetical-index-mark-end text:id="IMark102267180"/><text:alphabetical-index-mark-end text:id="IMark102267516"/></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4"/>
      <text:h text:style-name="Heading_20_1" text:outline-level="1"><text:alphabetical-index-mark-start text:id="IMark102267516"/>VirtualMachine<text:alphabetical-index-mark-end text:id="IMark102267516"/></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2267516"/>Commands<text:alphabetical-index-mark-end text:id="IMark102267516"/></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6" text:note-class="footnote"><text:note-citation>4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7">.</text:p>
          </table:table-cell>
          <table:table-cell table:style-name="Table4.B2" office:value-type="string">
            <text:p text:style-name="P15">Any character except newline</text:p>
          </table:table-cell>
        </table:table-row>
        <table:table-row>
          <table:table-cell table:style-name="Table4.A2" office:value-type="string">
            <text:p text:style-name="P17">[A-Z]</text:p>
          </table:table-cell>
          <table:table-cell table:style-name="Table4.B2" office:value-type="string">
            <text:p text:style-name="P15">Any uppercase alphabetical character.</text:p>
          </table:table-cell>
        </table:table-row>
        <table:table-row>
          <table:table-cell table:style-name="Table4.A2" office:value-type="string">
            <text:p text:style-name="P17">[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text:p>
          </table:table-cell>
          <table:table-cell table:style-name="Table4.B2" office:value-type="string">
            <text:p text:style-name="P15">A single '$' character.</text:p>
          </table:table-cell>
        </table:table-row>
        <table:table-row>
          <table:table-cell table:style-name="Table4.A2" office:value-type="string">
            <text:p text:style-name="P17">\d</text:p>
          </table:table-cell>
          <table:table-cell table:style-name="Table4.B2" office:value-type="string">
            <text:p text:style-name="P15">A digit (0..9)</text:p>
          </table:table-cell>
        </table:table-row>
        <table:table-row>
          <table:table-cell table:style-name="Table4.A2" office:value-type="string">
            <text:p text:style-name="P17">X*</text:p>
          </table:table-cell>
          <table:table-cell table:style-name="Table4.B2" office:value-type="string">
            <text:p text:style-name="P15">0 or more repetitions of the X expression.</text:p>
          </table:table-cell>
        </table:table-row>
        <table:table-row>
          <table:table-cell table:style-name="Table4.A2" office:value-type="string">
            <text:p text:style-name="P17">X+</text:p>
          </table:table-cell>
          <table:table-cell table:style-name="Table4.B2" office:value-type="string">
            <text:p text:style-name="P15">1 or more repetitions of the X expression.</text:p>
          </table:table-cell>
        </table:table-row>
        <table:table-row>
          <table:table-cell table:style-name="Table4.A2" office:value-type="string">
            <text:p text:style-name="P17">^</text:p>
          </table:table-cell>
          <table:table-cell table:style-name="Table4.B2" office:value-type="string">
            <text:p text:style-name="P15">The beginning of the line or string.</text:p>
          </table:table-cell>
        </table:table-row>
        <table:table-row>
          <table:table-cell table:style-name="Table4.A2" office:value-type="string">
            <text:p text:style-name="P17">$</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1">A</text:p>
          <text:p text:style-name="P50">again<text:tab/>24</text:p>
          <text:p text:style-name="P50">Array<text:tab/>40</text:p>
          <text:p text:style-name="P51">B</text:p>
          <text:p text:style-name="P50">begin<text:tab/>23</text:p>
          <text:p text:style-name="P51">C</text:p>
          <text:p text:style-name="P50">Class<text:tab/>51</text:p>
          <text:p text:style-name="P50">Classes<text:tab/>32</text:p>
          <text:p text:style-name="P50">Commands<text:tab/>91</text:p>
          <text:p text:style-name="P50">Complex<text:tab/>52</text:p>
          <text:p text:style-name="P51">D</text:p>
          <text:p text:style-name="P50">Declarations<text:tab/>25</text:p>
          <text:p text:style-name="P50">Demo.rb<text:tab/>11</text:p>
          <text:p text:style-name="P50">distinct?<text:tab/>75</text:p>
          <text:p text:style-name="P50">do<text:tab/>22</text:p>
          <text:p text:style-name="P50">do_map_name<text:tab/>36</text:p>
          <text:p text:style-name="P50">drop<text:tab/>18</text:p>
          <text:p text:style-name="P50">Duck Typing<text:tab/>25</text:p>
          <text:p text:style-name="P50">dup<text:tab/>18</text:p>
          <text:p text:style-name="P51">E</text:p>
          <text:p text:style-name="P50">else<text:tab/>20</text:p>
          <text:p text:style-name="P50">Exception<text:tab/>54</text:p>
          <text:p text:style-name="P51">F</text:p>
          <text:p text:style-name="P50">FalseClass<text:tab/>55</text:p>
          <text:p text:style-name="P50">Float<text:tab/>57</text:p>
          <text:p text:style-name="P51">H</text:p>
          <text:p text:style-name="P50">Hash<text:tab/>58</text:p>
          <text:p text:style-name="P51">I</text:p>
          <text:p text:style-name="P50">i<text:tab/>22</text:p>
          <text:p text:style-name="P50">identical?<text:tab/>76</text:p>
          <text:p text:style-name="P50">if<text:tab/>20</text:p>
          <text:p text:style-name="P50">Inheritance<text:tab/>33</text:p>
          <text:p text:style-name="P50">inst:<text:tab/>69</text:p>
          <text:p text:style-name="P50">InStream<text:tab/>59</text:p>
          <text:p text:style-name="P50">Integer<text:tab/>60</text:p>
          <text:p text:style-name="P51">J</text:p>
          <text:p text:style-name="P50">j<text:tab/>22</text:p>
          <text:p text:style-name="P51">L</text:p>
          <text:p text:style-name="P50">Late Binding<text:tab/>33</text:p>
          <text:p text:style-name="P50">local:<text:tab/>69</text:p>
          <text:p text:style-name="P50">loop<text:tab/>22</text:p>
          <text:p text:style-name="P51">M</text:p>
          <text:p text:style-name="P50">max<text:tab/>76</text:p>
          <text:p text:style-name="P50">MaxNumeric<text:tab/>62</text:p>
          <text:p text:style-name="P50">Method Mapping<text:tab/>34</text:p>
          <text:p text:style-name="P50">Methods<text:tab/>33</text:p>
          <text:p text:style-name="P50">min<text:tab/>76</text:p>
          <text:p text:style-name="P50">MinNumeric<text:tab/>63</text:p>
          <text:p text:style-name="P50">Mutation<text:tab/>27</text:p>
          <text:p text:style-name="P51">N</text:p>
          <text:p text:style-name="P50">nil&lt;&gt;<text:tab/>77</text:p>
          <text:p text:style-name="P50">nil=<text:tab/>77</text:p>
          <text:p text:style-name="P50">NilClass<text:tab/>64</text:p>
          <text:p text:style-name="P50">nip<text:tab/>18</text:p>
          <text:p text:style-name="P50">not<text:tab/>77</text:p>
          <text:p text:style-name="P50">Numeric<text:tab/>65</text:p>
          <text:p text:style-name="P51">O</text:p>
          <text:p text:style-name="P50">Object<text:tab/>68</text:p>
          <text:p text:style-name="P50">OutStream<text:tab/>78</text:p>
          <text:p text:style-name="P50">over<text:tab/>18</text:p>
          <text:p text:style-name="P51">P</text:p>
          <text:p text:style-name="P50">pick<text:tab/>18</text:p>
          <text:p text:style-name="P50">Polymorphism<text:tab/>33</text:p>
          <text:p text:style-name="P50">Procedure<text:tab/>80</text:p>
          <text:p text:style-name="P51">Q</text:p>
          <text:p text:style-name="P50">Queue<text:tab/>81</text:p>
          <text:p text:style-name="P51">R</text:p>
          <text:p text:style-name="P50">Rake<text:tab/>11</text:p>
          <text:p text:style-name="P50">Rational<text:tab/>82</text:p>
          <text:p text:style-name="P50">Referencing<text:tab/>26</text:p>
          <text:p text:style-name="P50">repeat<text:tab/>24</text:p>
          <text:p text:style-name="P50">Routing<text:tab/>35</text:p>
          <text:p text:style-name="P51">S</text:p>
          <text:p text:style-name="P50">Scoping<text:tab/>25</text:p>
          <text:p text:style-name="P50">Stack<text:tab/>84</text:p>
          <text:p text:style-name="P50">String<text:tab/>85</text:p>
          <text:p text:style-name="P50">super<text:tab/>69</text:p>
          <text:p text:style-name="P50">swap<text:tab/>19</text:p>
          <text:p text:style-name="P50">switch<text:tab/>20</text:p>
          <text:p text:style-name="P50">SymbolMap<text:tab/>34</text:p>
          <text:p text:style-name="P51">T</text:p>
          <text:p text:style-name="P50">Thanks<text:tab/>9</text:p>
          <text:p text:style-name="P50">then<text:tab/>20</text:p>
          <text:p text:style-name="P50">Thread<text:tab/>87</text:p>
          <text:p text:style-name="P50">TrueClass<text:tab/>88</text:p>
          <text:p text:style-name="P50">tuck<text:tab/>19</text:p>
          <text:p text:style-name="P50">Typing<text:tab/>25</text:p>
          <text:p text:style-name="P51">U</text:p>
          <text:p text:style-name="P50">until<text:tab/>24</text:p>
          <text:p text:style-name="P51">V</text:p>
          <text:p text:style-name="P50">val:<text:tab/>25</text:p>
          <text:p text:style-name="P50">val@:<text:tab/>26</text:p>
          <text:p text:style-name="P50">val#:<text:tab/>26</text:p>
          <text:p text:style-name="P50">val$:<text:tab/>26</text:p>
          <text:p text:style-name="P50">var:<text:tab/>25</text:p>
          <text:p text:style-name="P50">var@:<text:tab/>26</text:p>
          <text:p text:style-name="P50">var#:<text:tab/>26</text:p>
          <text:p text:style-name="P50">var$:<text:tab/>26</text:p>
          <text:p text:style-name="P50">VirtualMachine<text:tab/>89</text:p>
          <text:p text:style-name="P51">X</text:p>
          <text:p text:style-name="P50">x<text:tab/>41</text:p>
          <text:p text:style-name="P51">^</text:p>
          <text:p text:style-name="P50">^^<text:tab/>55, 64, 75</text:p>
          <text:p text:style-name="P51">-</text:p>
          <text:p text:style-name="P50">-i<text:tab/>22</text:p>
          <text:p text:style-name="P50">-j<text:tab/>22</text:p>
          <text:p text:style-name="P51">;</text:p>
          <text:p text:style-name="P50">;<text:tab/>69</text:p>
          <text:p text:style-name="P51">:</text:p>
          <text:p text:style-name="P50">:<text:tab/>35</text:p>
          <text:p text:style-name="P51">!</text:p>
          <text:p text:style-name="P50">!<text:tab/>43</text:p>
          <text:p text:style-name="P51">.</text:p>
          <text:p text:style-name="P50">.<text:tab/>68</text:p>
          <text:p text:style-name="P50">.-left<text:tab/>44</text:p>
          <text:p text:style-name="P50">.-mid<text:tab/>45</text:p>
          <text:p text:style-name="P50">.-midlr<text:tab/>45</text:p>
          <text:p text:style-name="P50">.-right<text:tab/>45</text:p>
          <text:p text:style-name="P50">.:<text:tab/>35</text:p>
          <text:p text:style-name="P50">.::<text:tab/>35, 69</text:p>
          <text:p text:style-name="P50">.[]!<text:tab/>45</text:p>
          <text:p text:style-name="P50">.[]@<text:tab/>46</text:p>
          <text:p text:style-name="P50">.+left<text:tab/>43</text:p>
          <text:p text:style-name="P50">.+mid<text:tab/>44</text:p>
          <text:p text:style-name="P50">.+midlr<text:tab/>44</text:p>
          <text:p text:style-name="P50">.+right<text:tab/>44</text:p>
          <text:p text:style-name="P50">.cbrt<text:tab/>53</text:p>
          <text:p text:style-name="P50">.class<text:tab/>69</text:p>
          <text:p text:style-name="P50">.clone<text:tab/>70</text:p>
          <text:p text:style-name="P50">.copy<text:tab/>70</text:p>
          <text:p text:style-name="P50">.e**<text:tab/>53</text:p>
          <text:p text:style-name="P50">.init<text:tab/>26, 70</text:p>
          <text:p text:style-name="P50">.is_class?<text:tab/>70</text:p>
          <text:p text:style-name="P50">.left<text:tab/>46</text:p>
          <text:p text:style-name="P50">.length<text:tab/>46</text:p>
          <text:p text:style-name="P50">.max<text:tab/>47</text:p>
          <text:p text:style-name="P50">.mid<text:tab/>47</text:p>
          <text:p text:style-name="P50">.midlr<text:tab/>47</text:p>
          <text:p text:style-name="P50">.min<text:tab/>48</text:p>
          <text:p text:style-name="P50">.name<text:tab/>71</text:p>
          <text:p text:style-name="P50">.new<text:tab/>41</text:p>
          <text:p text:style-name="P50">.new_size<text:tab/>42</text:p>
          <text:p text:style-name="P50">.new_value<text:tab/>42</text:p>
          <text:p text:style-name="P50">.new_values<text:tab/>42</text:p>
          <text:p text:style-name="P50">.new{<text:tab/>41</text:p>
          <text:p text:style-name="P50">.pp<text:tab/>48</text:p>
          <text:p text:style-name="P50">.reverse<text:tab/>48</text:p>
          <text:p text:style-name="P50">.right<text:tab/>49</text:p>
          <text:p text:style-name="P50">.shuffle<text:tab/>49</text:p>
          <text:p text:style-name="P50">.sort<text:tab/>49</text:p>
          <text:p text:style-name="P50">.split<text:tab/>53, 82</text:p>
          <text:p text:style-name="P50">.sqrt<text:tab/>53</text:p>
          <text:p text:style-name="P50">.strlen<text:tab/>71</text:p>
          <text:p text:style-name="P50">.strmax<text:tab/>49</text:p>
          <text:p text:style-name="P50">.to_f<text:tab/>71</text:p>
          <text:p text:style-name="P50">.to_f!<text:tab/>72</text:p>
          <text:p text:style-name="P50">.to_i<text:tab/>72</text:p>
          <text:p text:style-name="P50">.to_i!<text:tab/>72</text:p>
          <text:p text:style-name="P50">.to_n<text:tab/>72</text:p>
          <text:p text:style-name="P50"><text:soft-page-break/>.to_n!<text:tab/>73</text:p>
          <text:p text:style-name="P50">.to_r<text:tab/>73</text:p>
          <text:p text:style-name="P50">.to_r!<text:tab/>74</text:p>
          <text:p text:style-name="P50">.to_s<text:tab/>74</text:p>
          <text:p text:style-name="P50">.to_x<text:tab/>74</text:p>
          <text:p text:style-name="P50">.to_x!<text:tab/>75</text:p>
          <text:p text:style-name="P51">)</text:p>
          <text:p text:style-name="P50">)methods<text:tab/>68</text:p>
          <text:p text:style-name="P51">}</text:p>
          <text:p text:style-name="P50">}<text:tab/>41</text:p>
          <text:p text:style-name="P51">@</text:p>
          <text:p text:style-name="P50">@<text:tab/>50</text:p>
          <text:p text:style-name="P51">&amp;</text:p>
          <text:p text:style-name="P50">&amp;&amp;<text:tab/>55, 64, 68</text:p>
          <text:p text:style-name="P51">+</text:p>
          <text:p text:style-name="P50">+<text:tab/>43</text:p>
          <text:p text:style-name="P50">+loop<text:tab/>22</text:p>
          <text:p text:style-name="P51">&lt;</text:p>
          <text:p text:style-name="P50">&lt;&lt;<text:tab/>50</text:p>
          <text:p text:style-name="P50">&lt;&gt;<text:tab/>75</text:p>
          <text:p text:style-name="P51">=</text:p>
          <text:p text:style-name="P50">=<text:tab/>75</text:p>
          <text:p text:style-name="P51">|</text:p>
          <text:p text:style-name="P50">||<text:tab/>55, 64, 77</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98</text:page-number> of <text:page-count>9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7H1M30S</meta:editing-duration>
    <meta:editing-cycles>1421</meta:editing-cycles>
    <meta:generator>OpenOffice/4.1.1$Win32 OpenOffice.org_project/411m6$Build-9775</meta:generator>
    <dc:date>2015-03-26T13:43:44.01</dc:date>
    <dc:creator>Peter Camilleri</dc:creator>
    <meta:printed-by>Peter Camilleri</meta:printed-by>
    <meta:print-date>2015-02-10T10:49:15.76</meta:print-date>
    <meta:document-statistic meta:table-count="92" meta:image-count="0" meta:object-count="0" meta:page-count="98" meta:paragraph-count="2598" meta:word-count="16407" meta:character-count="96185"/>
    <meta:template xlink:type="simple" xlink:actuate="onRequest" xlink:title="MyDefault" xlink:href="../../../../OpenOffice.org/3/user/template/MyDefault.ott" meta:date="2014-06-26T22:09:00.24"/>
  </office:meta>
</office:document-meta>
</file>